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face style:name="Times New Roman" svg:font-family="'Times New Roman'" style:font-family-generic="roman"/>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a2536"/>
    </style:style>
    <style:style style:name="P2" style:family="paragraph" style:parent-style-name="Standard" style:master-page-name="Standard">
      <style:paragraph-properties fo:margin-top="0cm" fo:margin-bottom="0.199cm" loext:contextual-spacing="false" style:page-number="auto"/>
    </style:style>
    <style:style style:name="T1" style:family="text">
      <style:text-properties fo:language="de" fo:country="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web AA 10_G]] Weben; Adelheid Altmode.</text:span></text:p>
      <text:p text:style-name="Standard">?</text:p>
      <text:p text:style-name="Standard"/>
      <text:p text:style-name="Standard">[101] 10_G/Gym: Annegret Adelig.</text:p>
      <text:p text:style-name="P1"><text:span text:style-name="T1">Annegret stellte nach einiger Zeit die Koordination zwischen Hand und Fuß am Spinnrad her. Ihr Faden war fein und gleichmäßig verdreht. Sie hat verschiedene Fasern <text:s/>versponnen.</text:span></text:p>
      <text:p text:style-name="P1"><text:span text:style-name="T1">Annegret webte eine große Wolldecke. Fleißig und kontinuierlich richtete sie den Webstuhl mit einer Mitschülerin ein. Die Zusammenhänge der Arbeitsschritte, die nötig sind um einen Webstuhl einzurichten, hat sie verstanden und richtig ausgeführt. Die Mechanik des Webstuhls durchschaute sie. Annegret ging mit Engagement an alle Aufgaben heran. Sie half bereitwillig anderen Schülern und webte auch ein Stück an einer Wolldecke für eine Mitschülerin. Durch Krankheit kam sie nicht mehr zum Abweben ihrer eigenen Wolldecke die dann aber durch eine <text:s/>Mitschülerin fertig gestellt wurde.</text:span></text:p>
      <text:p text:style-name="P1"/>
      <text:p text:style-name="Standard">[102] 10_G/Gym: Bertha Bunte.</text:p>
      <text:p text:style-name="P1"><text:span text:style-name="T1">Bertha gelang es schnell, die Koordination zwischen Hand und Fuß am Spinnrad herzustellen. Sie arbeitete ruhig und konzentriert. Mit dem Spinnrad stellte sie einen feinen und gleichmäßig verdrehten Faden her. Bertha hat verschiedene Fasern erfolgreich versponnen.</text:span></text:p>
      <text:p text:style-name="P1"><text:span text:style-name="T1">Auf einem Flachwebstuhl webte Bertha zwei große Flickenteppiche. Dafür richtete sie den Webstuhl zügig und fehlerfrei ein. Die Zusammenhänge der einzelnen Arbeitsschritte hat sie verstanden und nach Anweisungen ausgeführt. Sie durchschaute die Mechanik des Webstuhls. Ihre Flicken stellte sie selbst her und webte sehr selbstständig mit gleichmäßigem Anschlag und sauberen Webkanten ihre beiden Teppiche fertig. Schade, dass sie manchmal an das angemessene Verhalten erinnert werden musste.</text:span></text:p>
      <text:p text:style-name="Standard"/>
      <text:p text:style-name="Standard">[103] 10_G/Gym: Christian Carstensen.</text:p>
      <text:p text:style-name="P1"><text:span text:style-name="T1">Christian gelang die Koordination zwischen Hand und Fuß am Spinnrad nach langer Übungszeit und Ausdauer. So stellte er dann zum Ende der Zeit noch einen fast gleichmäßig verdrehten Faden her. Christian arbeitete ruhig, ausdauernd und nahm Verbesserungsvorschläge an.</text:span></text:p>
      <text:p text:style-name="P1"><text:span text:style-name="T1">Christian webte auf einem Flachwebstuhl einen langen Baumwollschal und einen kleinen Läufer sowie einen kleinen Wollteppich an einem Hochwebstuhl. Ihm fiel die Arbeit mit den vielen Fäden nicht leicht. Kontinuierlich führte er alle Anweisungen zu den Arbeitsschritten, die nötig sind um einen Webstuhl einzurichten, korrekt aus. Die Mechanik des Webstuhls hat er verstanden. Seinen Baumwollschal webte er mit einem gleichmäßigen Anschlag im Gewebe und sauberen Webkanten ab. Für das zweite Gewebe war der Webstuhl mit der Kette schon eingerichtet. Christian stellte auch dieses Gewebe fleißig und selbstständig her.</text:span></text:p>
      <text:p text:style-name="P1"><text:span text:style-name="T1"/></text:p>
      <text:p text:style-name="Standard">[104] 10_G/Gym: David Dämmermann.</text:p>
      <text:p text:style-name="P1"><text:span text:style-name="T1">David fiel die Koordination zwischen Hand und Fuß am Spinnrad nicht leicht. Ihm fehlte auch die nötige Konzentration, um sich auf die Arbeit des Spinnens einzulassen. Er redete fast ständig mit seinen Mitschülern. Sein Faden war dick und nicht durchgängig gleichmäßig verdreht. Er hat verschiedene Fasern kennengelernt.</text:span></text:p>
      <text:p text:style-name="P1"><text:span text:style-name="T1">David webte einen langen Tischläufer aus Baumwolle und Leinen. Er richtete zusammen mit einem Mitschüler den Webstuhl ein und führte die nötigen Arbeitsschritte nach Anweisungen aus. Es dauerte lange bis der Webstuhl eingerichtet war, denn David musste immer wieder an seine </text:span><text:soft-page-break/><text:span text:style-name="T1">Aufgabe erinnert werden. Die Mechanik des Webstuhls hatte er etwas verstanden. Das Weben seines Tischläufers gelang ihm dann gut, als er sich mehr auf diese Arbeit einließ und kontinuierlicher arbeitete. Sein Anschlag im Gewebe wurde nach einiger Zeit gleichmäßiger und die Webkanten waren sauberer gearbeitet.</text:span></text:p>
      <text:p text:style-name="Standard"/>
      <text:p text:style-name="Standard">[111] 10_G/RS: Martin Minsky.</text:p>
      <text:p text:style-name="P1"><text:span text:style-name="T1">Martin gelang es nach kurzer Übungszeit, die Koordination zwischen Hand und Fuß am Spinnrad herzustellen. Sein Faden war fast fein und nicht immer durchgängig gleichmäßig verdreht. Da Martin sich <text:s/>ständig mit seinen Mitschülern unterhielt, konnte er sich oft nicht auf das Spinnen konzentrieren, dies war seinem Ergebnis anzusehen. Martin hat verschiedene Fasern kennengelernt.</text:span></text:p>
      <text:p text:style-name="P1"><text:span text:style-name="T1">Mit einem Mitschüler zusammen richtete Martin einen Webstuhl mit einer langen Baumwollkette für einen Tischläufer ein. Er hatte keine Schwierigkeiten, die Mechanik des Webstuhls zu durchschauen. Ebenso hat er die Zusammenhänge für die einzelnen Arbeitsschritte, die nötig sind, um einen Webstuhl einzurichten, verstanden und auch ausgeführt. Doch durch sein ständiges Reden, arbeitete er sehr langsam bzw. gar nicht und es unterliefen ihm oft Fehler. Martin war zwar in der Webepoche einige Tage krank, hatte jedoch noch genug Zeit zum Weben. Diese nutzte er aber nicht, um konzentriert seinen Läufer fertig zu stellen. Dies sieht man seinem Gewebe an. Der Anschlag ist nicht ganz gleichmäßig und die Webkanten nicht sauber gearbeitet durch die vielen gerissenen Fäden. Außerdem wurde das Gewebe nicht so lang, wie es berechnet wurde, schade.</text:span></text:p>
      <text:p text:style-name="Standard"/>
      <text:p text:style-name="Standard">[112] 10_G/RS: Nellie Nümann.</text:p>
      <text:p text:style-name="P1"><text:span text:style-name="T1">Nellie brauchte einige Übungszeit bis ihr die Koordination zwischen Hand und Fuß am Spinnrad gelang. Sie übte fleißig, hatte aber auch immer etwas zu erzählen. Nach einiger Zeit gelang es ihr, einen <text:s/>feinen und gleichmäßig verdrehten Faden zu spinnen. Sie hat verschiedene Fasern kennengelernt.</text:span></text:p>
      <text:p text:style-name="P1"><text:span text:style-name="T1">Nellie webte einen feinen Baumwollschal. Sie richtete ihren Webstuhl zügig ein. Die Zusammenhänge der einzelnen Arbeitsschritte waren ihr nicht immer ganz verständlich, doch führte sie diese nach Anweisungen korrekt aus. Die Mechanik des Webstuhls hat sie etwas verstanden. Das Weben ihres Schals fiel Nellie nicht leicht. Der Anschlag im Gewebe war nicht gleichmäßig und die Webkanten waren durch gerissene Fäden nicht ganz sauber gearbeitet. Doch ließ sich Nellie auf Verbesserungsvorschläge ein und konnte diese umsetzen. Die zweite Hälfte ihres Schals zeigte einen gleichmäßigen Anschlag und sauber gewebte Kanten. Sie stellte noch einen weiteren gut gewebten Schal her.</text:span></text:p>
      <text:p text:style-name="Standard"/>
      <text:p text:style-name="Standard">[275] 10_G/RS: Ole Olsson.</text:p>
      <text:p text:style-name="Standard">?</text:p>
      <text:p text:style-name="Standard"/>
      <text:p text:style-name="Standard">[201] 10_G/RS: Penelope Plaß.</text:p>
      <text:p text:style-name="P1"><text:span text:style-name="T1">Penelope gelang es nach kurzer Übungszeit, die Koordination zwischen Hand und Fuß am Spinnrad herzustellen. Ihr Faden war fein und gleichmäßig verdreht. Sie hat verschiedene Fasern versponnen.</text:span></text:p>
      <text:p text:style-name="P1"><text:span text:style-name="T1">Penelope webte zusammen mit einer Mitschülerin auf einem Webstuhl einen Baumwollschal. Die Anweisungen zu den einzelnen Arbeitsschritten, die nötig sind um einen Webstuhl einzurichten, führte sie korrekt aus. Die Zusammenhänge sowie die Mechanik des Webstuhls hat sie verstanden. Penelope webte sehr selbstständig ihren Baumwollschal mit einem gleichmäßigen Anschlag im Gewebe und sauberen Webkanten ab. Sie fertigte noch weitere Gewebe, ein Handtuch und zwei kleine Deckchen an, die ebenso sauber und gut gewebt waren.</text:span></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face style:name="Times New Roman" svg:font-family="'Times New Roman'" style:font-family-generic="roman"/>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de" fo:country="DE" style:letter-kerning="false" style:font-name-asian="DejaVu Sans"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0pt" fo:language="de" fo:country="DE" style:letter-kerning="false" style:font-name-asian="DejaVu Sans"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loext:contextual-spacing="false" fo:text-align="start" style:justify-single-word="false" fo:orphans="2" fo:widows="2" style:writing-mode="lr-tb"/>
      <style:text-properties fo:color="#00000a" style:font-name="Times New Roman" fo:font-family="'Times New Roman'" style:font-family-generic="roman" fo:font-size="12pt" fo:language="de" fo:country="DE" style:font-name-asian="DejaVu Sans" style:font-family-asian="'DejaVu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 fo:font-family="'Times New Roman'" style:font-family-generic="roman"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style:writing-mode="lr-tb"/>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4T21:50:12</meta:creation-date>
    <dc:language>de-DE</dc:language>
    <dc:creator>mt</dc:creator>
    <dc:date>2018-03-02T16:35:49.546676864</dc:date>
    <meta:editing-cycles>5</meta:editing-cycles>
    <meta:editing-duration>PT6M55S</meta:editing-duration>
    <meta:generator>LibreOffice/6.0.2.1$Linux_X86_64 LibreOffice_project/00m0$Build-1</meta:generator>
    <meta:document-statistic meta:table-count="0" meta:image-count="0" meta:object-count="0" meta:page-count="3" meta:paragraph-count="25" meta:word-count="931" meta:character-count="6481" meta:non-whitespace-character-count="5571"/>
  </office:meta>
</office:document-meta>
</file>